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Builder.getSupported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Builder.canHandl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Builder.createQueryTree( String statement , NameResolver resolver , QueryNod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Builder.toString( QueryRootNode root , Nam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